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Arrays Review</text:p>
      <text:p text:style-name="P2">This is not turn-in work, but these are all important facts you should learn.</text:p>
      <text:p text:style-name="P2">Review lecture notes from Week 1 for help.</text:p>
      <text:p text:style-name="Standard"/>
      <text:p text:style-name="P4">1.<text:tab/>C++ Arrays are fixed-sized and cannot be resized after declar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rue</text:p>
          </table:table-cell>
          <table:table-cell table:style-name="Table1.A1" office:value-type="string">
            <text:p text:style-name="P6">False</text:p>
          </table:table-cell>
        </table:table-row>
      </table:table>
      <text:p text:style-name="P4"/>
      <text:p text:style-name="P4">2.<text:tab/>You can initialize an array during declaration (ie, setting its elements on the same line that you <text:tab/>declare the array itself). Initialize an array named “counts” and initialize it with values <text:line-break/><text:tab/>2, 5, 14, 3, 5, and 9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>3.<text:tab/>Now, declare the “counts” array with a fixed size, then set each element individually. (With the <text:tab/>values from #2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>4.<text:tab/>Say we have an array named “students” of size 10. Write a for-loop to cout each element of this <text:tab/>array, from 0 to 9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/>
      <text:p text:style-name="P4"/>
      <text:p text:style-name="P4">5.<text:tab/>When an array is passed as an argument to a function, how is it passed?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By Reference</text:p>
          </table:table-cell>
          <table:table-cell table:style-name="Table5.A1" office:value-type="string">
            <text:p text:style-name="P6">By Value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Basics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24T23:49:27</dc:date>
    <meta:editing-duration>PT1H28M47S</meta:editing-duration>
    <meta:editing-cycles>143</meta:editing-cycles>
    <meta:generator>LibreOffice/3.5$Linux_X86_64 LibreOffice_project/350m1$Build-2</meta:generator>
    <meta:document-statistic meta:table-count="5" meta:image-count="0" meta:object-count="0" meta:page-count="1" meta:paragraph-count="13" meta:word-count="146" meta:character-count="778" meta:non-whitespace-character-count="640"/>
  </office:meta>
</office:document-meta>
</file>